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1" text:outline-level="1">Menu Design</text:h>
      <text:p text:style-name="Standard"/>
      <text:p text:style-name="Standard"/>
      <text:p text:style-name="Standard">1. Install dependencies (if not already):</text:p>
      <text:p text:style-name="Standard">npm install @react-navigation/native @react-navigation/drawer react-native-gesture-handler react-native-reanimated</text:p>
      <text:p text:style-name="Standard"/>
      <text:p text:style-name="Standard">// components/CustomDrawer.js</text:p>
      <text:p text:style-name="Standard">import React from 'react';</text:p>
      <text:p text:style-name="Standard">import { View, Text, StyleSheet, Image, TouchableOpacity } from 'react-native';</text:p>
      <text:p text:style-name="Standard">import { DrawerContentScrollView, DrawerItemList } from '@react-navigation/drawer';</text:p>
      <text:p text:style-name="Standard">import Colors from '../constants/Colors';</text:p>
      <text:p text:style-name="Standard">import FontAwesome from 'react-native-vector-icons/FontAwesome';</text:p>
      <text:p text:style-name="Standard"/>
      <text:p text:style-name="Standard">const CustomDrawer = (props) =&gt; {</text:p>
      <text:p text:style-name="Standard"><text:s text:c="2"/>return (</text:p>
      <text:p text:style-name="Standard"><text:s text:c="4"/>&lt;View style={{ flex: 1 }}&gt;</text:p>
      <text:p text:style-name="Standard"><text:s text:c="6"/>&lt;DrawerContentScrollView {...props} contentContainerStyle={styles.drawerContent}&gt;</text:p>
      <text:p text:style-name="Standard"><text:s text:c="8"/>&lt;View style={styles.profileSection}&gt;</text:p>
      <text:p text:style-name="Standard"><text:s text:c="10"/>&lt;Image</text:p>
      <text:p text:style-name="Standard"><text:s text:c="12"/>source={require('../assets/images/avatar.png')}</text:p>
      <text:p text:style-name="Standard"><text:s text:c="12"/>style={styles.avatar}</text:p>
      <text:p text:style-name="Standard"><text:s text:c="10"/>/&gt;</text:p>
      <text:p text:style-name="Standard"><text:s text:c="10"/>&lt;Text style={styles.name}&gt;Hachibur&lt;/Text&gt;</text:p>
      <text:p text:style-name="Standard"><text:s text:c="10"/>&lt;Text style={styles.subName}&gt;Rahman&lt;/Text&gt;</text:p>
      <text:p text:style-name="Standard"><text:s text:c="8"/>&lt;/View&gt;</text:p>
      <text:p text:style-name="Standard"/>
      <text:p text:style-name="Standard"><text:s text:c="8"/>&lt;View style={styles.menuList}&gt;</text:p>
      <text:p text:style-name="Standard"><text:s text:c="10"/>&lt;DrawerItemList {...props} /&gt;</text:p>
      <text:p text:style-name="Standard"><text:s text:c="8"/>&lt;/View&gt;</text:p>
      <text:p text:style-name="Standard"><text:s text:c="6"/>&lt;/DrawerContentScrollView&gt;</text:p>
      <text:p text:style-name="Standard"/>
      <text:p text:style-name="Standard"><text:s text:c="6"/>&lt;View style={styles.bottomSection}&gt;</text:p>
      <text:p text:style-name="Standard"><text:s text:c="8"/>&lt;TouchableOpacity onPress={() =&gt; {}} style={styles.bottomItem}&gt;</text:p>
      <text:p text:style-name="Standard"><text:s text:c="10"/>&lt;FontAwesome name="cog" size={20} /&gt;</text:p>
      <text:p text:style-name="Standard"><text:s text:c="10"/>&lt;Text style={styles.bottomText}&gt;Setting&lt;/Text&gt;</text:p>
      <text:p text:style-name="Standard"><text:s text:c="8"/>&lt;/TouchableOpacity&gt;</text:p>
      <text:p text:style-name="Standard"><text:s text:c="8"/>&lt;TouchableOpacity onPress={() =&gt; {}} style={styles.bottomItem}&gt;</text:p>
      <text:p text:style-name="Standard"><text:s text:c="10"/>&lt;FontAwesome name="shield" size={20} /&gt;</text:p>
      <text:p text:style-name="Standard"><text:s text:c="10"/>&lt;Text style={styles.bottomText}&gt;Privacy Policy&lt;/Text&gt;</text:p>
      <text:p text:style-name="Standard"><text:s text:c="8"/>&lt;/TouchableOpacity&gt;</text:p>
      <text:p text:style-name="Standard"><text:s text:c="8"/>&lt;TouchableOpacity onPress={() =&gt; {}} style={styles.logoutBtn}&gt;</text:p>
      <text:p text:style-name="Standard"><text:s text:c="10"/>&lt;Text style={styles.logoutText}&gt;Log out&lt;/Text&gt;</text:p>
      <text:p text:style-name="Standard"><text:s text:c="8"/>&lt;/TouchableOpacity&gt;</text:p>
      <text:p text:style-name="Standard"><text:s text:c="6"/>&lt;/View&gt;</text:p>
      <text:p text:style-name="Standard"><text:s text:c="4"/>&lt;/View&gt;</text:p>
      <text:p text:style-name="Standard"><text:s text:c="2"/>);</text:p>
      <text:p text:style-name="Standard">};</text:p>
      <text:p text:style-name="Standard"><text:soft-page-break/></text:p>
      <text:p text:style-name="Standard">export default CustomDrawer;</text:p>
      <text:p text:style-name="Standard"/>
      <text:p text:style-name="Standard">const styles = StyleSheet.create({</text:p>
      <text:p text:style-name="Standard"><text:s text:c="2"/>drawerContent: {</text:p>
      <text:p text:style-name="Standard"><text:s text:c="4"/>backgroundColor: '#fff',</text:p>
      <text:p text:style-name="Standard"><text:s text:c="2"/>},</text:p>
      <text:p text:style-name="Standard"><text:s text:c="2"/>profileSection: {</text:p>
      <text:p text:style-name="Standard"><text:s text:c="4"/>alignItems: 'center',</text:p>
      <text:p text:style-name="Standard"><text:s text:c="4"/>paddingVertical: 30,</text:p>
      <text:p text:style-name="Standard"><text:s text:c="2"/>},</text:p>
      <text:p text:style-name="Standard"><text:s text:c="2"/>avatar: {</text:p>
      <text:p text:style-name="Standard"><text:s text:c="4"/>width: 64,</text:p>
      <text:p text:style-name="Standard"><text:s text:c="4"/>height: 64,</text:p>
      <text:p text:style-name="Standard"><text:s text:c="4"/>borderRadius: 32,</text:p>
      <text:p text:style-name="Standard"><text:s text:c="4"/>marginBottom: 8,</text:p>
      <text:p text:style-name="Standard"><text:s text:c="2"/>},</text:p>
      <text:p text:style-name="Standard"><text:s text:c="2"/>name: {</text:p>
      <text:p text:style-name="Standard"><text:s text:c="4"/>fontWeight: 'bold',</text:p>
      <text:p text:style-name="Standard"><text:s text:c="4"/>fontSize: 18,</text:p>
      <text:p text:style-name="Standard"><text:s text:c="2"/>},</text:p>
      <text:p text:style-name="Standard"><text:s text:c="2"/>subName: {</text:p>
      <text:p text:style-name="Standard"><text:s text:c="4"/>color: '#888',</text:p>
      <text:p text:style-name="Standard"><text:s text:c="4"/>fontSize: 14,</text:p>
      <text:p text:style-name="Standard"><text:s text:c="2"/>},</text:p>
      <text:p text:style-name="Standard"><text:s text:c="2"/>menuList: {</text:p>
      <text:p text:style-name="Standard"><text:s text:c="4"/>marginTop: 20,</text:p>
      <text:p text:style-name="Standard"><text:s text:c="2"/>},</text:p>
      <text:p text:style-name="Standard"><text:s text:c="2"/>bottomSection: {</text:p>
      <text:p text:style-name="Standard"><text:s text:c="4"/>borderTopWidth: 1,</text:p>
      <text:p text:style-name="Standard"><text:s text:c="4"/>borderTopColor: '#eee',</text:p>
      <text:p text:style-name="Standard"><text:s text:c="4"/>padding: 20,</text:p>
      <text:p text:style-name="Standard"><text:s text:c="2"/>},</text:p>
      <text:p text:style-name="Standard"><text:s text:c="2"/>bottomItem: {</text:p>
      <text:p text:style-name="Standard"><text:s text:c="4"/>flexDirection: 'row',</text:p>
      <text:p text:style-name="Standard"><text:s text:c="4"/>alignItems: 'center',</text:p>
      <text:p text:style-name="Standard"><text:s text:c="4"/>marginBottom: 16,</text:p>
      <text:p text:style-name="Standard"><text:s text:c="4"/>gap: 10,</text:p>
      <text:p text:style-name="Standard"><text:s text:c="2"/>},</text:p>
      <text:p text:style-name="Standard"><text:s text:c="2"/>bottomText: {</text:p>
      <text:p text:style-name="Standard"><text:s text:c="4"/>fontSize: 16,</text:p>
      <text:p text:style-name="Standard"><text:s text:c="2"/>},</text:p>
      <text:p text:style-name="Standard"><text:s text:c="2"/>logoutBtn: {</text:p>
      <text:p text:style-name="Standard"><text:s text:c="4"/>backgroundColor: Colors.yellow,</text:p>
      <text:p text:style-name="Standard"><text:s text:c="4"/>padding: 12,</text:p>
      <text:p text:style-name="Standard"><text:s text:c="4"/>borderRadius: 10,</text:p>
      <text:p text:style-name="Standard"><text:s text:c="4"/>alignItems: 'center',</text:p>
      <text:p text:style-name="Standard"><text:s text:c="2"/>},</text:p>
      <text:p text:style-name="Standard"><text:s text:c="2"/>logoutText: {</text:p>
      <text:p text:style-name="Standard"><text:s text:c="4"/>fontWeight: 'bold',</text:p>
      <text:p text:style-name="Standard"><text:s text:c="4"/>color: '#000',</text:p>
      <text:p text:style-name="Standard"><text:s text:c="2"/>},</text:p>
      <text:p text:style-name="Standard"><text:soft-page-break/>});</text:p>
      <text:p text:style-name="Standard"/>
      <text:p text:style-name="Standard"/>
      <text:p text:style-name="Standard"/>
      <text:p text:style-name="Standard">// AppNavigator.js or MainNavigator.js</text:p>
      <text:p text:style-name="Standard">import { createDrawerNavigator } from '@react-navigation/drawer';</text:p>
      <text:p text:style-name="Standard">import CustomDrawer from './components/CustomDrawer';</text:p>
      <text:p text:style-name="Standard">import HomeScreen from './screens/HomeScreen';</text:p>
      <text:p text:style-name="Standard">import ProfileScreen from './screens/ProfileScreen';</text:p>
      <text:p text:style-name="Standard">// ...import others</text:p>
      <text:p text:style-name="Standard"/>
      <text:p text:style-name="Standard">const Drawer = createDrawerNavigator();</text:p>
      <text:p text:style-name="Standard"/>
      <text:p text:style-name="Standard">export default function AppNavigator() {</text:p>
      <text:p text:style-name="Standard"><text:s text:c="2"/>return (</text:p>
      <text:p text:style-name="Standard"><text:s text:c="4"/>&lt;Drawer.Navigator</text:p>
      <text:p text:style-name="Standard"><text:s text:c="6"/>drawerContent={(props) =&gt; &lt;CustomDrawer {...props} /&gt;}</text:p>
      <text:p text:style-name="Standard"><text:s text:c="6"/>screenOptions={{</text:p>
      <text:p text:style-name="Standard"><text:s text:c="8"/>drawerStyle: {</text:p>
      <text:p text:style-name="Standard"><text:s text:c="10"/>width: '80%',</text:p>
      <text:p text:style-name="Standard"><text:s text:c="8"/>},</text:p>
      <text:p text:style-name="Standard"><text:s text:c="8"/>overlayColor: 'rgba(0,0,0,0.3)', // tap outside to close</text:p>
      <text:p text:style-name="Standard"><text:s text:c="8"/>headerShown: false,</text:p>
      <text:p text:style-name="Standard"><text:s text:c="6"/>}}</text:p>
      <text:p text:style-name="Standard"><text:s text:c="4"/>&gt;</text:p>
      <text:p text:style-name="Standard"><text:s text:c="6"/>&lt;Drawer.Screen name="My order" component={HomeScreen} /&gt;</text:p>
      <text:p text:style-name="Standard"><text:s text:c="6"/>&lt;Drawer.Screen name="Previous orders" component={ProfileScreen} /&gt;</text:p>
      <text:p text:style-name="Standard"><text:s text:c="6"/>{/* Add others accordingly */}</text:p>
      <text:p text:style-name="Standard"><text:s text:c="4"/>&lt;/Drawer.Navigator&gt;</text:p>
      <text:p text:style-name="Standard"><text:s text:c="2"/>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21:25:39.096656300</meta:creation-date>
    <dc:date>2025-05-28T21:26:30.559985881</dc:date>
    <meta:editing-duration>PT53S</meta:editing-duration>
    <meta:editing-cycles>1</meta:editing-cycles>
    <meta:document-statistic meta:table-count="0" meta:image-count="0" meta:object-count="0" meta:page-count="3" meta:paragraph-count="117" meta:word-count="289" meta:character-count="3321" meta:non-whitespace-character-count="2667"/>
    <meta:generator>LibreOffice/7.3.7.2$Linux_X86_64 LibreOffice_project/30$Build-2</meta:generator>
  </office:meta>
</office:document-meta>
</file>